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Method_20_Body">
      <style:text-properties fo:font-weight="bold" style:font-weight-asian="bold" style:font-weight-complex="bold"/>
    </style:style>
    <style:style style:name="P16" style:family="paragraph" style:parent-style-name="Method_20_Body" style:list-style-name="L2"/>
    <style:style style:name="P17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Factory\Exception</text:h>
      <text:p text:style-name="P3"/>
      <text:p text:style-name="Class_20_Description">The <text:span text:style-name="T1">Factory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Factory\Exception</text:span> class are:</text:p>
      <text:p text:style-name="Criteria_20_Body"/>
      <text:list xml:id="list846537096" text:style-name="L1">
        <text:list-item>
          <text:p text:style-name="P12">The <text:span text:style-name="Class_20_Variables">Factory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8" text:outline-level="4">Class Methods</text:h>
      <text:p text:style-name="Method_20_Body"/>
      <text:p text:style-name="Method_20_Body">The <text:span text:style-name="Class_20_Variables">Factory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Factory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Factory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17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17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17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17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Factory\Exception</text:span> class functionality is provided by the parent class. <text:s/>Refer to the PHP user guide for further information.</text:p>
      <text:p text:style-name="Method_20_Body"/>
      <text:p text:style-name="P15">Algorithm</text:p>
      <text:list xml:id="list535347545" text:style-name="L2">
        <text:list-item>
          <text:p text:style-name="P16">Accept mandatory parameter <text:span text:style-name="T1">message</text:span> containing the exception message or an error code value for the exception message;</text:p>
        </text:list-item>
        <text:list-item>
          <text:p text:style-name="P16">Accept the optional parameter <text:span text:style-name="T1">code</text:span> containing the exception code;</text:p>
        </text:list-item>
        <text:list-item>
          <text:p text:style-name="P16">Accept the optional parameter <text:span text:style-name="T1">previous</text:span> containing a link to the previous exception class, if one exists, or null if none does;</text:p>
        </text:list-item>
        <text:list-item>
          <text:p text:style-name="P16">pass the <text:span text:style-name="T1">message</text:span>, <text:span text:style-name="T1">code</text:span> and <text:span text:style-name="T1">previous</text:span> parameters to the parent class, <text:span text:style-name="T1">Library\Exception</text:span><text:span text:style-name="T5">;</text:span></text:p>
        </text:list-item>
        <text:list-item>
          <text:p text:style-name="P16">Exit.</text:p>
        </text:list-item>
      </text:list>
      <text:p text:style-name="Method_20_Body"/>
      <text:p text:style-name="P15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P15">Narrative</text:p>
      <text:p text:style-name="Method_20_Body"/>
      <text:p text:style-name="Method_20_Body">The <text:span text:style-name="Class_20_Variables">Factory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Factory;</text:p>
      <text:p text:style-name="P9"/>
      <text:p text:style-name="P9">/*</text:p>
      <text:p text:style-name="P9"><text:s/>* <text:tab/><text:tab/>Factory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Factory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Factory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actory\Exception<text:tab/><text:tab/><text:page-number text:select-page="current">4</text:page-number><text:tab/><text:tab/><text:tab/><text:tab/><text:tab/><text:date style:data-style-name="N76" text:date-value="2013-01-06T12:41:10.99">January 6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45M52S</meta:editing-duration>
    <meta:editing-cycles>24</meta:editing-cycles>
    <meta:generator>OpenOffice.org/3.2$Linux OpenOffice.org_project/320m12$Build-9483</meta:generator>
    <meta:initial-creator>Jay Wheeler</meta:initial-creator>
    <dc:date>2013-01-06T12:41:11</dc:date>
    <dc:creator>Jay Wheeler</dc:creator>
    <meta:document-statistic meta:table-count="5" meta:image-count="0" meta:object-count="0" meta:page-count="4" meta:paragraph-count="114" meta:word-count="511" meta:character-count="3725"/>
    <meta:template xlink:type="simple" xlink:actuate="onRequest" xlink:title="Class Documentation" xlink:href="../Class%20Documentation.ott" meta:date="2012-06-02T16:17:56"/>
  </office:meta>
</office:document-meta>
</file>